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6f35e" officeooo:paragraph-rsid="0016f35e" style:font-size-asian="20pt" style:font-size-complex="20pt"/>
    </style:style>
    <style:style style:name="P2" style:family="paragraph" style:parent-style-name="Standard">
      <style:paragraph-properties fo:text-align="start" style:justify-single-word="false"/>
      <style:text-properties fo:font-size="12pt" officeooo:rsid="0016f35e" officeooo:paragraph-rsid="0016f35e" style:font-size-asian="10.5pt" style:font-size-complex="12pt"/>
    </style:style>
    <style:style style:name="P3" style:family="paragraph" style:parent-style-name="Standard">
      <style:paragraph-properties fo:text-align="start" style:justify-single-word="false"/>
      <style:text-properties fo:font-size="12pt" officeooo:rsid="0017a837" officeooo:paragraph-rsid="0017a837" style:font-size-asian="10.5pt" style:font-size-complex="12pt"/>
    </style:style>
    <style:style style:name="P4" style:family="paragraph" style:parent-style-name="Standard">
      <style:paragraph-properties fo:text-align="start" style:justify-single-word="false"/>
      <style:text-properties fo:font-size="12pt" officeooo:rsid="00199bec" officeooo:paragraph-rsid="00199bec" style:font-size-asian="10.5pt" style:font-size-complex="12pt"/>
    </style:style>
    <style:style style:name="P5" style:family="paragraph" style:parent-style-name="Standard">
      <style:paragraph-properties fo:text-align="start" style:justify-single-word="false"/>
      <style:text-properties fo:font-size="12pt" officeooo:rsid="001bb85a" officeooo:paragraph-rsid="001bb85a" style:font-size-asian="10.5pt" style:font-size-complex="12pt"/>
    </style:style>
    <style:style style:name="P6" style:family="paragraph" style:parent-style-name="Standard">
      <style:paragraph-properties fo:text-align="start" style:justify-single-word="false"/>
      <style:text-properties fo:font-size="12pt" officeooo:rsid="001d8176" officeooo:paragraph-rsid="001d8176" style:font-size-asian="10.5pt" style:font-size-complex="12pt"/>
    </style:style>
    <style:style style:name="P7" style:family="paragraph" style:parent-style-name="Standard">
      <style:paragraph-properties fo:text-align="start" style:justify-single-word="false"/>
      <style:text-properties fo:font-size="12pt" officeooo:rsid="001e431f" officeooo:paragraph-rsid="001e431f" style:font-size-asian="10.5pt" style:font-size-complex="12pt"/>
    </style:style>
    <style:style style:name="P8" style:family="paragraph" style:parent-style-name="Standard">
      <style:paragraph-properties fo:text-align="start" style:justify-single-word="false"/>
      <style:text-properties fo:font-size="12pt" officeooo:rsid="00200f2c" officeooo:paragraph-rsid="00200f2c" style:font-size-asian="10.5pt" style:font-size-complex="12pt"/>
    </style:style>
    <style:style style:name="P9" style:family="paragraph" style:parent-style-name="Standard">
      <style:paragraph-properties fo:text-align="start" style:justify-single-word="false"/>
      <style:text-properties fo:font-size="15pt" officeooo:rsid="0016f35e" officeooo:paragraph-rsid="0016f35e" style:font-size-asian="15pt" style:font-size-complex="15pt"/>
    </style:style>
    <style:style style:name="P10" style:family="paragraph" style:parent-style-name="Standard">
      <style:paragraph-properties fo:text-align="start" style:justify-single-word="false"/>
      <style:text-properties fo:font-size="15pt" officeooo:rsid="00199bec" officeooo:paragraph-rsid="00199bec" style:font-size-asian="15pt" style:font-size-complex="15pt"/>
    </style:style>
    <style:style style:name="P11" style:family="paragraph" style:parent-style-name="Standard">
      <style:paragraph-properties fo:text-align="start" style:justify-single-word="false"/>
      <style:text-properties fo:font-size="15pt" officeooo:rsid="001bb85a" officeooo:paragraph-rsid="001bb85a" style:font-size-asian="15pt" style:font-size-complex="15pt"/>
    </style:style>
    <style:style style:name="P12" style:family="paragraph" style:parent-style-name="Standard">
      <style:paragraph-properties fo:text-align="start" style:justify-single-word="false"/>
      <style:text-properties fo:font-size="15pt" officeooo:rsid="001d8176" officeooo:paragraph-rsid="001d8176" style:font-size-asian="15pt" style:font-size-complex="15pt"/>
    </style:style>
    <style:style style:name="P13" style:family="paragraph" style:parent-style-name="Standard">
      <style:paragraph-properties fo:text-align="start" style:justify-single-word="false"/>
      <style:text-properties fo:font-size="15pt" officeooo:rsid="00218b63" officeooo:paragraph-rsid="00218b63" style:font-size-asian="15pt" style:font-size-complex="15pt"/>
    </style:style>
    <style:style style:name="P14" style:family="paragraph" style:parent-style-name="Standard">
      <style:paragraph-properties fo:text-align="start" style:justify-single-word="false"/>
      <style:text-properties fo:font-size="12pt" officeooo:rsid="00218b63" officeooo:paragraph-rsid="00218b63" style:font-size-asian="10.5pt" style:font-size-complex="12pt"/>
    </style:style>
    <style:style style:name="P15" style:family="paragraph" style:parent-style-name="Standard">
      <style:paragraph-properties fo:text-align="start" style:justify-single-word="false"/>
      <style:text-properties fo:font-size="12pt" officeooo:rsid="00218b63" officeooo:paragraph-rsid="002b2ff0" style:font-size-asian="10.5pt" style:font-size-complex="12pt"/>
    </style:style>
    <style:style style:name="P16" style:family="paragraph" style:parent-style-name="Standard">
      <style:paragraph-properties fo:text-align="start" style:justify-single-word="false"/>
      <style:text-properties fo:font-size="12pt" officeooo:rsid="001d8176" officeooo:paragraph-rsid="002b2ff0" style:font-size-asian="10.5pt" style:font-size-complex="12pt"/>
    </style:style>
    <style:style style:name="P17" style:family="paragraph" style:parent-style-name="Standard">
      <style:paragraph-properties fo:text-align="start" style:justify-single-word="false"/>
      <style:text-properties fo:font-size="12pt" officeooo:rsid="001d8176" officeooo:paragraph-rsid="001d8176" style:font-size-asian="10.5pt" style:font-size-complex="12pt"/>
    </style:style>
    <style:style style:name="P18" style:family="paragraph" style:parent-style-name="Standard">
      <style:paragraph-properties fo:text-align="start" style:justify-single-word="false"/>
      <style:text-properties fo:font-size="12pt" officeooo:rsid="001e431f" officeooo:paragraph-rsid="001e431f" style:font-size-asian="10.5pt" style:font-size-complex="12pt"/>
    </style:style>
    <style:style style:name="P19" style:family="paragraph" style:parent-style-name="Standard">
      <style:paragraph-properties fo:text-align="start" style:justify-single-word="false"/>
      <style:text-properties fo:font-size="15pt" officeooo:rsid="00239f86" officeooo:paragraph-rsid="00239f86" style:font-size-asian="15pt" style:font-size-complex="15pt"/>
    </style:style>
    <style:style style:name="P20" style:family="paragraph" style:parent-style-name="Standard">
      <style:paragraph-properties fo:text-align="start" style:justify-single-word="false"/>
      <style:text-properties fo:font-size="15pt" officeooo:rsid="00239f86" officeooo:paragraph-rsid="0023abb4" style:font-size-asian="15pt" style:font-size-complex="15pt"/>
    </style:style>
    <style:style style:name="P21" style:family="paragraph" style:parent-style-name="Standard">
      <style:paragraph-properties fo:text-align="start" style:justify-single-word="false"/>
      <style:text-properties fo:font-size="15pt" officeooo:rsid="00256eff" officeooo:paragraph-rsid="002b2ff0" style:font-size-asian="15pt" style:font-size-complex="15pt"/>
    </style:style>
    <style:style style:name="P22" style:family="paragraph" style:parent-style-name="Standard">
      <style:paragraph-properties fo:text-align="start" style:justify-single-word="false"/>
      <style:text-properties fo:font-size="15pt" officeooo:rsid="00275b42" officeooo:paragraph-rsid="002b2ff0" style:font-size-asian="15pt" style:font-size-complex="15pt"/>
    </style:style>
    <style:style style:name="P23" style:family="paragraph" style:parent-style-name="Standard">
      <style:paragraph-properties fo:text-align="start" style:justify-single-word="false"/>
      <style:text-properties fo:font-size="15pt" officeooo:rsid="0028e306" officeooo:paragraph-rsid="002b2ff0" style:font-size-asian="15pt" style:font-size-complex="15pt"/>
    </style:style>
    <style:style style:name="P24" style:family="paragraph" style:parent-style-name="Standard">
      <style:paragraph-properties fo:text-align="start" style:justify-single-word="false"/>
      <style:text-properties fo:font-size="15pt" officeooo:rsid="002b2ff0" officeooo:paragraph-rsid="002b2ff0" style:font-size-asian="15pt" style:font-size-complex="15pt"/>
    </style:style>
    <style:style style:name="P25" style:family="paragraph" style:parent-style-name="Standard">
      <style:paragraph-properties fo:text-align="start" style:justify-single-word="false"/>
      <style:text-properties fo:font-size="15pt" officeooo:rsid="00218b63" officeooo:paragraph-rsid="00218b63" style:font-size-asian="15pt" style:font-size-complex="15pt"/>
    </style:style>
    <style:style style:name="P26" style:family="paragraph" style:parent-style-name="Standard">
      <style:paragraph-properties fo:text-align="start" style:justify-single-word="false"/>
      <style:text-properties fo:font-size="15pt" officeooo:rsid="002cf7ab" officeooo:paragraph-rsid="002cf7ab" style:font-size-asian="15pt" style:font-size-complex="15pt"/>
    </style:style>
    <style:style style:name="P27" style:family="paragraph" style:parent-style-name="Standard">
      <style:paragraph-properties fo:text-align="start" style:justify-single-word="false"/>
      <style:text-properties fo:font-size="15pt" officeooo:rsid="0030a4d8" officeooo:paragraph-rsid="0030a4d8" style:font-size-asian="15pt" style:font-size-complex="15pt"/>
    </style:style>
    <style:style style:name="T1" style:family="text">
      <style:text-properties fo:font-size="12pt" style:font-size-asian="10.5pt" style:font-size-complex="12pt"/>
    </style:style>
    <style:style style:name="T2" style:family="text">
      <style:text-properties fo:font-size="12pt" officeooo:rsid="001a3f4c" style:font-size-asian="10.5pt" style:font-size-complex="12pt"/>
    </style:style>
    <style:style style:name="T3" style:family="text">
      <style:text-properties fo:font-size="12pt" officeooo:rsid="0023abb4" style:font-size-asian="10.5pt" style:font-size-complex="12pt"/>
    </style:style>
    <style:style style:name="T4" style:family="text">
      <style:text-properties fo:font-size="12pt" officeooo:rsid="00275b42" style:font-size-asian="10.5pt" style:font-size-complex="12pt"/>
    </style:style>
    <style:style style:name="T5" style:family="text">
      <style:text-properties fo:font-size="12pt" officeooo:rsid="0028e306" style:font-size-asian="10.5pt" style:font-size-complex="12pt"/>
    </style:style>
    <style:style style:name="T6" style:family="text">
      <style:text-properties fo:font-size="12pt" officeooo:rsid="0029a05e" style:font-size-asian="10.5pt" style:font-size-complex="12pt"/>
    </style:style>
    <style:style style:name="T7" style:family="text">
      <style:text-properties fo:font-size="12pt" officeooo:rsid="002ac079" style:font-size-asian="10.5pt" style:font-size-complex="12pt"/>
    </style:style>
    <style:style style:name="T8" style:family="text">
      <style:text-properties fo:font-size="12pt" officeooo:rsid="002b2ff0" style:font-size-asian="10.5pt" style:font-size-complex="12pt"/>
    </style:style>
    <style:style style:name="T9" style:family="text">
      <style:text-properties fo:font-size="12pt" officeooo:rsid="002eefa4" style:font-size-asian="10.5pt" style:font-size-complex="12pt"/>
    </style:style>
    <style:style style:name="T10" style:family="text">
      <style:text-properties officeooo:rsid="00200f2c"/>
    </style:style>
    <style:style style:name="T11" style:family="text">
      <style:text-properties officeooo:rsid="00218b63"/>
    </style:style>
    <style:style style:name="T12" style:family="text">
      <style:text-properties officeooo:rsid="002b2f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9">oque é JavaScript ?</text:p>
      <text:p text:style-name="P2"><text:tab/>De uma maneira resumida quando você entra em um site através de um dispositivo seja ele celulares, computadores, notebook etc…</text:p>
      <text:p text:style-name="P2">você é um cliente que busca uma pagina/arquivo da web em um determinado servidor. Servidor é o local onde fica armazenado o arquivo/site desejado.</text:p>
      <text:p text:style-name="P3"><text:tab/>O JavaScript nada mais é do que um garçom, onde você faz um pedido através do navegador/aplicativo e o garçom(JavaScript) vai até o servidor buscar.</text:p>
      <text:p text:style-name="P3"/>
      <text:p text:style-name="P10">Web sites </text:p>
      <text:p text:style-name="P10"><text:tab/>O<text:span text:style-name="T1">s web sites são composto basicamente de 3 tecnologias. Vamos imaginar um jornal aonde você vai em uma banca comprar. Para o jornal ser feito precisa de 3 pessoas </text:span><text:span text:style-name="T2">sendo elas </text:span></text:p>
      <text:p text:style-name="P4">1° a jornalista aonde ela junta toda a matéria as fotos, vídeos, musicas etc…</text:p>
      <text:p text:style-name="P4">2° o designer ele que define as corres tamanhos de cada artigo,foto aonde cada um fica.</text:p>
      <text:p text:style-name="P4">3° distribuidor responsável por toda a logista envolvida ate chegar em você exemplos segurança, o melhor caminho para percorrer etc…</text:p>
      <text:p text:style-name="P4"><text:tab/>Esses 3 são HTML, CSS e JavaScript.</text:p>
      <text:p text:style-name="P4">HTML e o jornalista , CSS é o designer e o JavaScript é o distribuidor.</text:p>
      <text:p text:style-name="P4"/>
      <text:p text:style-name="P11">Livros importantes</text:p>
      <text:p text:style-name="P5"><text:tab/>1° JavaScript o guia definitivo – Deivid Flanagan </text:p>
      <text:p text:style-name="P5"><text:tab/>2° JavaScript o guia do programador – Maurício samy silva</text:p>
      <text:p text:style-name="P5"/>
      <text:p text:style-name="P12">primeiros comandos </text:p>
      <text:p text:style-name="P16"><text:tab/></text:p>
      <text:p text:style-name="P16"><text:tab/>window.alert(‘mensagem’) = isso emite um alerta assim que o site é carregado.</text:p>
      <text:p text:style-name="P16"><text:tab/></text:p>
      <text:p text:style-name="P16"><text:tab/>window.confirm(‘mensagem’) = uma janela com confirmação (ok , cancel).</text:p>
      <text:p text:style-name="P16"><text:tab/></text:p>
      <text:p text:style-name="P16"><text:tab/>window.prompt(‘mensagem’) = janela com resposta escrita.</text:p>
      <text:p text:style-name="P6"/>
      <text:p text:style-name="P6"><text:tab/>Para fazer comentários no meio do código use // para deixar a linha toda como comentário ou utilize /* <text:s/>no começo e */ no final do que deseja por em comentário.</text:p>
      <text:p text:style-name="P7"/>
      <text:p text:style-name="P7">IMPORTANTE: na linguagem JavaScript o sinal de igual (=) não é lido como igual e sim recebe ou seja sempre que você vem esse sinal (=) significa RECEBE.</text:p>
      <text:p text:style-name="P7"/>
      <text:p text:style-name="P7"><text:tab/><text:span text:style-name="T10">Sabendo que (=) é recebe você pode criar as variáveis usando VAR ou LET, lembrando que cada variável tem que ter um ‘nome’ ou seja um identificador, cuido pra não por nomes parecidos ou fáceis para não confundir. <text:s/>Para identificar temos algumas regrinhas como por exemplo;</text:span></text:p>
      <text:p text:style-name="P8"><text:tab/><text:span text:style-name="T11">P</text:span>odem começar com letras, $ ou _ .</text:p>
      <text:p text:style-name="P8"><text:tab/><text:span text:style-name="T11">N</text:span>ão pode começar com numero.</text:p>
      <text:p text:style-name="P8"><text:tab/>E possível usar acentos e símbolos. </text:p>
      <text:p text:style-name="P8"><text:tab/>Não podem ter espaço.</text:p>
      <text:p text:style-name="P8"><text:tab/>Não podem usar palavras reservadas.(palavras dos comando do JavaScript )</text:p>
      <text:p text:style-name="P8"><text:tab/><text:span text:style-name="T11">Letras maiúsculas e minusculas são diferente .</text:span></text:p>
      <text:p text:style-name="P8"><text:tab/><text:span text:style-name="T11">Use nomes coerentes ex: quero saber o nome use a variável nome.</text:span></text:p>
      <text:p text:style-name="P13"/>
      <text:p text:style-name="P13"><text:soft-page-break/>Tipos primitivos de dados </text:p>
      <text:p text:style-name="P15"><text:tab/>number{0 32 -5 -7 2,33 } <text:span text:style-name="T12">números inteiros</text:span></text:p>
      <text:p text:style-name="P15"><text:tab/>String{‘joão’ “Google” ´palavras´ } são conjunto de caracteres</text:p>
      <text:p text:style-name="P15"><text:tab/>boolean{true false} significa verdadeiro e falso em inglês <text:s/></text:p>
      <text:p text:style-name="P14"/>
      <text:p text:style-name="P19"/>
      <text:p text:style-name="P19"/>
      <text:p text:style-name="P19"/>
      <text:p text:style-name="P19">Manipulação de dados </text:p>
      <text:p text:style-name="P19"><text:tab/><text:span text:style-name="T1">Primeira coisa sempre <text:s/>for mandar exibir uma variável em uma frase use o sinal de + pois no JavaScript ele serve como concatenação (junção) da frase mais o variável. </text:span></text:p>
      <text:p text:style-name="P20"><text:span text:style-name="T1"><text:tab/>Ex: window.alert(‘bem vindo’ + Var).</text:span></text:p>
      <text:p text:style-name="P20"><text:span text:style-name="T3"/></text:p>
      <text:p text:style-name="P20"><text:span text:style-name="T3">Entretanto o sinal (+) também serve para adição porem ele só funciona de for uma variável number.</text:span></text:p>
      <text:p text:style-name="P20"><text:span text:style-name="T3"><text:tab/>ex. (String + String) é concatenação , (number + number) é adição.</text:span><text:span text:style-name="T1"> </text:span></text:p>
      <text:p text:style-name="P21"><text:span text:style-name="T1"/></text:p>
      <text:p text:style-name="P21"><text:span text:style-name="T1">Para converter string em number use o comando:</text:span></text:p>
      <text:p text:style-name="P21"><text:span text:style-name="T1"><text:tab/>number.parseItl(n)’isso são números inteiros</text:span></text:p>
      <text:p text:style-name="P21"><text:span text:style-name="T1"/></text:p>
      <text:p text:style-name="P21"><text:span text:style-name="T1">Para usar numeros com virgulas use:</text:span></text:p>
      <text:p text:style-name="P21"><text:span text:style-name="T1"><text:tab/>number.parseFloat(n).</text:span></text:p>
      <text:p text:style-name="P21"><text:span text:style-name="T4"/></text:p>
      <text:p text:style-name="P21"><text:span text:style-name="T4">E no caso contrario converter number em string use o comando.</text:span></text:p>
      <text:p text:style-name="P21"><text:span text:style-name="T4"><text:tab/>string(var).</text:span></text:p>
      <text:p text:style-name="P21"><text:span text:style-name="T4"><text:tab/>var.toString().</text:span></text:p>
      <text:p text:style-name="P22"><text:span text:style-name="T1"/></text:p>
      <text:p text:style-name="P22"><text:span text:style-name="T1">Observação para usar de maneira mais efetiva suas variáveis use ${var} assim não precisa de concatenação. Ex: </text:span></text:p>
      <text:p text:style-name="P22"><text:span text:style-name="T1"><text:tab/>nome=</text:span><text:span text:style-name="T7">J</text:span><text:span text:style-name="T1">éferson , idade=27, nota= 7.5</text:span><text:span text:style-name="T8">.</text:span></text:p>
      <text:p text:style-name="P22"><text:span text:style-name="T8"><text:tab/>print(O aluno ${nome} de ${idade} tirou nota ${nota})</text:span></text:p>
      <text:p text:style-name="P22"><text:span text:style-name="T5">vale lembra se for usar ${} use (``) e não aspas simples ou duplas.</text:span></text:p>
      <text:p text:style-name="P22"><text:span text:style-name="T8"><text:tab/></text:span></text:p>
      <text:p text:style-name="P22"><text:span text:style-name="T8"><text:tab/>A maneira de usar números ainda não acabou pois se for usas 1 ou 2 ate 3 casas após a virgula use </text:span></text:p>
      <text:p text:style-name="P22"><text:span text:style-name="T8"><text:tab/>var.toFixed(numero de casas). </text:span></text:p>
      <text:p text:style-name="P23"><text:span text:style-name="T1"/></text:p>
      <text:p text:style-name="P23"><text:span text:style-name="T1">Para deixar todas as letras Maiúsculas use </text:span></text:p>
      <text:p text:style-name="P23"><text:span text:style-name="T1"><text:tab/>var.toUpperCase()</text:span></text:p>
      <text:p text:style-name="P23"><text:span text:style-name="T8"/></text:p>
      <text:p text:style-name="P23"><text:span text:style-name="T8">E</text:span><text:span text:style-name="T6"> pra usar tudo minusculas</text:span></text:p>
      <text:p text:style-name="P23"><text:span text:style-name="T6"><text:tab/>(var.toLowerCase()).</text:span></text:p>
      <text:p text:style-name="P23"><text:span text:style-name="T7"/></text:p>
      <text:p text:style-name="P23"><text:span text:style-name="T7">O comando </text:span></text:p>
      <text:p text:style-name="P23"><text:span text:style-name="T7"><text:tab/>var.length =mostra a quantidade de caracteres da string.</text:span></text:p>
      <text:p text:style-name="P24"><text:span text:style-name="T7"/></text:p>
      <text:p text:style-name="P24"><text:span text:style-name="T7">P</text:span><text:span text:style-name="T1">ara trocar um caractere por outro use </text:span></text:p>
      <text:p text:style-name="P24"><text:span text:style-name="T1"><text:tab/>var.toFixed(2).replace(‘.’ . ’,’).</text:span></text:p>
      <text:p text:style-name="P24"><text:span text:style-name="T1"/></text:p>
      <text:p text:style-name="P26"><text:span text:style-name="T1">Em casos de salários o comando tem algumas configurações ex:</text:span></text:p>
      <text:p text:style-name="P26"><text:span text:style-name="T1"><text:tab/>var.toLocalestring(‘pt-BR’, {style: ‘currency’, currency: ‘BRL’}</text:span><text:span text:style-name="T9">)</text:span></text:p>
      <text:p text:style-name="P27"><text:span text:style-name="T9">e</text:span><text:span text:style-name="T1">sse comando mostra a moeda desejada (BRL, USD, EUR, LIBR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8:56:21.086068798</meta:creation-date>
    <dc:date>2025-02-22T22:16:13.528474880</dc:date>
    <meta:editing-duration>PT2H7S</meta:editing-duration>
    <meta:editing-cycles>16</meta:editing-cycles>
    <meta:generator>LibreOffice/24.2.7.2$Linux_X86_64 LibreOffice_project/420$Build-2</meta:generator>
    <meta:document-statistic meta:table-count="0" meta:image-count="0" meta:object-count="0" meta:page-count="2" meta:paragraph-count="66" meta:word-count="637" meta:character-count="3940" meta:non-whitespace-character-count="3302"/>
  </office:meta>
</office:document-meta>
</file>